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167: "\\E3* ... O-Oh^1! Kris^1! Kris^1, dir geht's gu!/",</text:p>
          </table:table-cell>
          <table:table-cell table:number-columns-repeated="5"/>
          <table:table-cell office:value-type="string" calcext:value-type="string">
            <text:p>Zeilennummer 4167: "\\E3* ... O-Oh^1! Kris^1! Kris^1, you're OK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67: "\\E8* I..^1. Ich war besorgt^1, als du nicht wieder kamst.../",</text:p>
          </table:table-cell>
          <table:table-cell table:number-columns-repeated="5"/>
          <table:table-cell office:value-type="string" calcext:value-type="string">
            <text:p>Zeilennummer 4167: "\\E8* I..^1. I was really worried when you didn't come back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67: "\\E3* Wo warst du...^1? Hast du geschwänzt...?/",</text:p>
          </table:table-cell>
          <table:table-cell table:number-columns-repeated="5"/>
          <table:table-cell office:value-type="string" calcext:value-type="string">
            <text:p>Zeilennummer 4167: "\\E3* Where did you go...^1? Did you skip class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67: "\\E0* N-nun^1, keine Sorge./",</text:p>
          </table:table-cell>
          <table:table-cell table:number-columns-repeated="5"/>
          <table:table-cell office:value-type="string" calcext:value-type="string">
            <text:p>Zeilennummer 4167: "\\E0* W-well^1, don't worry about i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67: "\\E5* Ich bin der coole Lehrer^1, weißte. Du kriegst kein Stress./",</text:p>
          </table:table-cell>
          <table:table-cell table:number-columns-repeated="5"/>
          <table:table-cell office:value-type="string" calcext:value-type="string">
            <text:p>Zeilennummer 4167: "\\E5* I'm the cool teacher^1, y'know. You're not in troubl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67: "\\E1* .../",</text:p>
          </table:table-cell>
          <table:table-cell table:number-columns-repeated="5"/>
          <table:table-cell office:value-type="string" calcext:value-type="string">
            <text:p>Zeilennummer 4167: "\\E1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67: "\\E4* N-nun^1, lass mich wissen wenn du was brauchst.../%",</text:p>
          </table:table-cell>
          <table:table-cell table:number-columns-repeated="5"/>
          <table:table-cell office:value-type="string" calcext:value-type="string">
            <text:p>Zeilennummer 4167: "\\E4* W-well^1, let me know if you need anything...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38:12.523000000</meta:creation-date>
    <dc:date>2023-06-18T19:39:33.481000000</dc:date>
    <meta:editing-duration>PT1M21S</meta:editing-duration>
    <meta:editing-cycles>1</meta:editing-cycles>
    <meta:document-statistic meta:table-count="1" meta:cell-count="17" meta:object-count="0"/>
    <meta:generator>LibreOffice/7.4.3.2$Windows_X86_64 LibreOffice_project/1048a8393ae2eeec98dff31b5c133c5f1d08b890</meta:generator>
  </office:meta>
</office:document-meta>
</file>